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6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ce1" style:family="table-cell" style:parent-style-name="Default" style:data-style-name="N122"/>
    <style:style style:name="ce2" style:family="table-cell" style:parent-style-name="Default" style:data-style-name="N74"/>
    <style:style style:name="ce3" style:family="table-cell" style:parent-style-name="Default" style:data-style-name="N0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visibility="collapse" table:default-cell-style-name="ce2"/>
        <table:table-column table:style-name="co2" table:default-cell-style-name="ce3"/>
        <table:table-column table:style-name="co4" table:default-cell-style-name="ce2"/>
        <table:table-column table:style-name="co3" table:default-cell-style-name="ce2"/>
        <table:table-column table:style-name="co2" table:visibility="collapse" table:default-cell-style-name="ce2"/>
        <table:table-column table:style-name="co4" table:number-columns-repeated="2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C-7 Voyager 2 nominal</text:p>
          </table:table-cell>
          <table:table-cell/>
          <table:table-cell table:style-name="Default" office:value-type="string" calcext:value-type="string">
            <text:p>UTC</text:p>
          </table:table-cell>
          <table:table-cell table:style-name="Default" office:value-type="string" calcext:value-type="string">
            <text:p>TDB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UTC</text:p>
          </table:table-cell>
          <table:table-cell office:value-type="string" calcext:value-type="string">
            <text:p>TDB</text:p>
          </table:table-cell>
          <table:table-cell office:value-type="string" calcext:value-type="string">
            <text:p>TC-6 Voyager 1</text:p>
          </table:table-cell>
          <table:table-cell/>
          <table:table-cell office:value-type="string" calcext:value-type="string">
            <text:p>UTC</text:p>
          </table:table-cell>
          <table:table-cell office:value-type="string" calcext:value-type="string">
            <text:p>TDB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UTC</text:p>
          </table:table-cell>
          <table:table-cell office:value-type="string" calcext:value-type="string">
            <text:p>TDB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deltaT</text:p>
          </table:table-cell>
          <table:table-cell table:formula="of:=48.182846/86400" office:value-type="time" office:time-value="PT00H00M48.182846S" calcext:value-type="time">
            <text:p>00:00:48.2</text:p>
          </table:table-cell>
          <table:table-cell office:value-type="date" office:date-value="1977-08-20T14:29:44.26" calcext:value-type="date">
            <text:p>1977-08-20 14:29:44.256</text:p>
          </table:table-cell>
          <table:table-cell table:formula="of:=[.D2]+[.$C$2]" office:value-type="date" office:date-value="1977-08-20T14:30:32.44" calcext:value-type="date">
            <text:p>1977-08-20 14:30:32.439</text:p>
          </table:table-cell>
          <table:table-cell table:number-columns-repeated="5"/>
          <table:table-cell table:style-name="ce1" table:formula="of:=48.182579/86400" office:value-type="time" office:time-value="PT00H00M48.182579S" calcext:value-type="time">
            <text:p>00:00:48.2</text:p>
          </table:table-cell>
          <table:table-cell table:style-name="ce2" office:value-type="date" office:date-value="1977-09-05T12:56:00.96" calcext:value-type="date">
            <text:p>1977-09-05 12:56:00.95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go inertial</text:p>
          </table:table-cell>
          <table:table-cell office:value-type="float" office:value="-6" calcext:value-type="float">
            <text:p>-6</text:p>
          </table:table-cell>
          <table:table-cell table:formula="of:=[.B3]/86400" office:value-type="time" office:time-value="-PT00H00M06S" calcext:value-type="time">
            <text:p>-00:00:06.0</text:p>
          </table:table-cell>
          <table:table-cell table:formula="of:=[.D$2]+[.B3]/86400" office:value-type="date" office:date-value="1977-08-20T14:29:38.26" calcext:value-type="date">
            <text:p>1977-08-20 14:29:38.256</text:p>
          </table:table-cell>
          <table:table-cell table:formula="of:=[.D3]+[.$C$2]" office:value-type="date" office:date-value="1977-08-20T14:30:26.44" calcext:value-type="date">
            <text:p>1977-08-20 14:30:26.439</text:p>
          </table:table-cell>
          <table:table-cell office:value-type="float" office:value="-6.003" calcext:value-type="float">
            <text:p>-6.003</text:p>
          </table:table-cell>
          <table:table-cell table:style-name="ce4" table:formula="of:=[.F3]/86400" office:value-type="time" office:time-value="-PT00H00M06.003S" calcext:value-type="time">
            <text:p>-00:00:06.003</text:p>
          </table:table-cell>
          <table:table-cell table:formula="of:=[.D$2]+[.G3]" office:value-type="date" office:date-value="1977-08-20T14:29:38.25" calcext:value-type="date">
            <text:p>1977-08-20 14:29:38.253</text:p>
          </table:table-cell>
          <table:table-cell table:formula="of:=[.H3]+[.$C$2]" office:value-type="date" office:date-value="1977-08-20T14:30:26.44" calcext:value-type="date">
            <text:p>1977-08-20 14:30:26.436</text:p>
          </table:table-cell>
          <table:table-cell office:value-type="float" office:value="-6" calcext:value-type="float">
            <text:p>-6</text:p>
          </table:table-cell>
          <table:table-cell table:style-name="ce1" table:formula="of:=[.J3]/86400" office:value-type="time" office:time-value="-PT00H00M06S" calcext:value-type="time">
            <text:p>-00:00:06.0</text:p>
          </table:table-cell>
          <table:table-cell table:number-columns-repeated="2"/>
          <table:table-cell office:value-type="float" office:value="-6.004" calcext:value-type="float">
            <text:p>-6.004</text:p>
          </table:table-cell>
          <table:table-cell table:style-name="ce1" table:formula="of:=[.N3]/86400" office:value-type="time" office:time-value="-PT00H00M06.004S" calcext:value-type="time">
            <text:p>-00:00:06.0</text:p>
          </table:table-cell>
          <table:table-cell table:style-name="ce2" table:formula="of:=[.$L$2]+[.O3]" office:value-type="date" office:date-value="1977-09-05T12:55:54.95" calcext:value-type="date">
            <text:p>1977-09-05 12:55:54.954</text:p>
          </table:table-cell>
          <table:table-cell/>
        </table:table-row>
        <table:table-row table:style-name="ro1">
          <table:table-cell office:value-type="string" calcext:value-type="string">
            <text:p>srm ignition</text:p>
          </table:table-cell>
          <table:table-cell office:value-type="float" office:value="0" calcext:value-type="float">
            <text:p>0</text:p>
          </table:table-cell>
          <table:table-cell table:formula="of:=[.B4]/86400" office:value-type="time" office:time-value="PT00H00M00S" calcext:value-type="time">
            <text:p>00:00:00.0</text:p>
          </table:table-cell>
          <table:table-cell table:formula="of:=[.D$2]+[.B4]/86400" office:value-type="date" office:date-value="1977-08-20T14:29:44.26" calcext:value-type="date">
            <text:p>1977-08-20 14:29:44.256</text:p>
          </table:table-cell>
          <table:table-cell table:formula="of:=[.D4]+[.$C$2]" office:value-type="date" office:date-value="1977-08-20T14:30:32.44" calcext:value-type="date">
            <text:p>1977-08-20 14:30:32.439</text:p>
          </table:table-cell>
          <table:table-cell office:value-type="float" office:value="0" calcext:value-type="float">
            <text:p>0</text:p>
          </table:table-cell>
          <table:table-cell table:style-name="ce4" table:formula="of:=[.F4]/86400" office:value-type="time" office:time-value="PT00H00M00S" calcext:value-type="time">
            <text:p>00:00:00.000</text:p>
          </table:table-cell>
          <table:table-cell table:formula="of:=[.D$2]+[.G4]" office:value-type="date" office:date-value="1977-08-20T14:29:44.26" calcext:value-type="date">
            <text:p>1977-08-20 14:29:44.256</text:p>
          </table:table-cell>
          <table:table-cell table:formula="of:=[.H4]+[.$C$2]" office:value-type="date" office:date-value="1977-08-20T14:30:32.44" calcext:value-type="date">
            <text:p>1977-08-20 14:30:32.439</text:p>
          </table:table-cell>
          <table:table-cell office:value-type="float" office:value="0" calcext:value-type="float">
            <text:p>0</text:p>
          </table:table-cell>
          <table:table-cell table:style-name="ce1" table:formula="of:=[.J4]/86400" office:value-type="time" office:time-value="PT00H00M00S" calcext:value-type="time">
            <text:p>00:00:0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table:formula="of:=[.N4]/86400" office:value-type="time" office:time-value="PT00H00M00S" calcext:value-type="time">
            <text:p>00:00:00.0</text:p>
          </table:table-cell>
          <table:table-cell table:style-name="ce2" table:formula="of:=[.$L$2]+[.O4]" office:value-type="date" office:date-value="1977-09-05T12:56:00.96" calcext:value-type="date">
            <text:p>1977-09-05 12:56:00.958</text:p>
          </table:table-cell>
          <table:table-cell/>
        </table:table-row>
        <table:table-row table:style-name="ro1">
          <table:table-cell office:value-type="string" calcext:value-type="string">
            <text:p>forward bearing reactor separation</text:p>
          </table:table-cell>
          <table:table-cell office:value-type="float" office:value="100" calcext:value-type="float">
            <text:p>100</text:p>
          </table:table-cell>
          <table:table-cell table:formula="of:=[.B5]/86400" office:value-type="time" office:time-value="PT00H01M40S" calcext:value-type="time">
            <text:p>00:01:40.0</text:p>
          </table:table-cell>
          <table:table-cell table:formula="of:=[.D$2]+[.B5]/86400" office:value-type="date" office:date-value="1977-08-20T14:31:24.26" calcext:value-type="date">
            <text:p>1977-08-20 14:31:24.256</text:p>
          </table:table-cell>
          <table:table-cell table:formula="of:=[.D5]+[.$C$2]" office:value-type="date" office:date-value="1977-08-20T14:32:12.44" calcext:value-type="date">
            <text:p>1977-08-20 14:32:12.439</text:p>
          </table:table-cell>
          <table:table-cell office:value-type="float" office:value="100" calcext:value-type="float">
            <text:p>100</text:p>
          </table:table-cell>
          <table:table-cell table:style-name="ce4" table:formula="of:=[.F5]/86400" office:value-type="time" office:time-value="PT00H01M40S" calcext:value-type="time">
            <text:p>00:01:40.000</text:p>
          </table:table-cell>
          <table:table-cell table:formula="of:=[.D$2]+[.G5]" office:value-type="date" office:date-value="1977-08-20T14:31:24.26" calcext:value-type="date">
            <text:p>1977-08-20 14:31:24.256</text:p>
          </table:table-cell>
          <table:table-cell table:formula="of:=[.H5]+[.$C$2]" office:value-type="date" office:date-value="1977-08-20T14:32:12.44" calcext:value-type="date">
            <text:p>1977-08-20 14:32:12.439</text:p>
          </table:table-cell>
          <table:table-cell office:value-type="float" office:value="100" calcext:value-type="float">
            <text:p>100</text:p>
          </table:table-cell>
          <table:table-cell table:style-name="ce1" table:formula="of:=[.J5]/86400" office:value-type="time" office:time-value="PT00H01M40S" calcext:value-type="time">
            <text:p>00:01:40.0</text:p>
          </table:table-cell>
          <table:table-cell table:number-columns-repeated="2"/>
          <table:table-cell office:value-type="float" office:value="100.1" calcext:value-type="float">
            <text:p>100.1</text:p>
          </table:table-cell>
          <table:table-cell table:style-name="ce1" table:formula="of:=[.N5]/86400" office:value-type="time" office:time-value="PT00H01M40.1S" calcext:value-type="time">
            <text:p>00:01:40.1</text:p>
          </table:table-cell>
          <table:table-cell table:style-name="ce2" table:formula="of:=[.$L$2]+[.O5]" office:value-type="date" office:date-value="1977-09-05T12:57:41.06" calcext:value-type="date">
            <text:p>1977-09-05 12:57:41.058</text:p>
          </table:table-cell>
          <table:table-cell/>
        </table:table-row>
        <table:table-row table:style-name="ro1">
          <table:table-cell office:value-type="string" calcext:value-type="string">
            <text:p>Stage I ignition</text:p>
          </table:table-cell>
          <table:table-cell office:value-type="float" office:value="110.2" calcext:value-type="float">
            <text:p>110.2</text:p>
          </table:table-cell>
          <table:table-cell table:formula="of:=[.B6]/86400" office:value-type="time" office:time-value="PT00H01M50.2S" calcext:value-type="time">
            <text:p>00:01:50.2</text:p>
          </table:table-cell>
          <table:table-cell table:formula="of:=[.D$2]+[.B6]/86400" office:value-type="date" office:date-value="1977-08-20T14:31:34.46" calcext:value-type="date">
            <text:p>1977-08-20 14:31:34.456</text:p>
          </table:table-cell>
          <table:table-cell table:formula="of:=[.D6]+[.$C$2]" office:value-type="date" office:date-value="1977-08-20T14:32:22.64" calcext:value-type="date">
            <text:p>1977-08-20 14:32:22.639</text:p>
          </table:table-cell>
          <table:table-cell office:value-type="float" office:value="110.7" calcext:value-type="float">
            <text:p>110.7</text:p>
          </table:table-cell>
          <table:table-cell table:style-name="ce4" table:formula="of:=[.F6]/86400" office:value-type="time" office:time-value="PT00H01M50.7S" calcext:value-type="time">
            <text:p>00:01:50.700</text:p>
          </table:table-cell>
          <table:table-cell table:formula="of:=[.D$2]+[.G6]" office:value-type="date" office:date-value="1977-08-20T14:31:34.96" calcext:value-type="date">
            <text:p>1977-08-20 14:31:34.956</text:p>
          </table:table-cell>
          <table:table-cell table:formula="of:=[.H6]+[.$C$2]" office:value-type="date" office:date-value="1977-08-20T14:32:23.14" calcext:value-type="date">
            <text:p>1977-08-20 14:32:23.139</text:p>
          </table:table-cell>
          <table:table-cell office:value-type="float" office:value="110.5" calcext:value-type="float">
            <text:p>110.5</text:p>
          </table:table-cell>
          <table:table-cell table:style-name="ce1" table:formula="of:=[.J6]/86400" office:value-type="time" office:time-value="PT00H01M50.5S" calcext:value-type="time">
            <text:p>00:01:50.5</text:p>
          </table:table-cell>
          <table:table-cell table:number-columns-repeated="2"/>
          <table:table-cell office:value-type="float" office:value="112.1" calcext:value-type="float">
            <text:p>112.1</text:p>
          </table:table-cell>
          <table:table-cell table:style-name="ce1" table:formula="of:=[.N6]/86400" office:value-type="time" office:time-value="PT00H01M52.1S" calcext:value-type="time">
            <text:p>00:01:52.1</text:p>
          </table:table-cell>
          <table:table-cell table:style-name="ce2" table:formula="of:=[.$L$2]+[.O6]" office:value-type="date" office:date-value="1977-09-05T12:57:53.06" calcext:value-type="date">
            <text:p>1977-09-05 12:57:53.058</text:p>
          </table:table-cell>
          <table:table-cell/>
        </table:table-row>
        <table:table-row table:style-name="ro1">
          <table:table-cell office:value-type="string" calcext:value-type="string">
            <text:p>Step 0 (SRMs) jettison</text:p>
          </table:table-cell>
          <table:table-cell office:value-type="float" office:value="121.5" calcext:value-type="float">
            <text:p>121.5</text:p>
          </table:table-cell>
          <table:table-cell table:formula="of:=[.B7]/86400" office:value-type="time" office:time-value="PT00H02M01.5S" calcext:value-type="time">
            <text:p>00:02:01.5</text:p>
          </table:table-cell>
          <table:table-cell table:formula="of:=[.D$2]+[.B7]/86400" office:value-type="date" office:date-value="1977-08-20T14:31:45.76" calcext:value-type="date">
            <text:p>1977-08-20 14:31:45.756</text:p>
          </table:table-cell>
          <table:table-cell table:formula="of:=[.D7]+[.$C$2]" office:value-type="date" office:date-value="1977-08-20T14:32:33.94" calcext:value-type="date">
            <text:p>1977-08-20 14:32:33.939</text:p>
          </table:table-cell>
          <table:table-cell office:value-type="float" office:value="121.7" calcext:value-type="float">
            <text:p>121.7</text:p>
          </table:table-cell>
          <table:table-cell table:style-name="ce4" table:formula="of:=[.F7]/86400" office:value-type="time" office:time-value="PT00H02M01.7S" calcext:value-type="time">
            <text:p>00:02:01.700</text:p>
          </table:table-cell>
          <table:table-cell table:formula="of:=[.D$2]+[.G7]" office:value-type="date" office:date-value="1977-08-20T14:31:45.96" calcext:value-type="date">
            <text:p>1977-08-20 14:31:45.956</text:p>
          </table:table-cell>
          <table:table-cell table:formula="of:=[.H7]+[.$C$2]" office:value-type="date" office:date-value="1977-08-20T14:32:34.14" calcext:value-type="date">
            <text:p>1977-08-20 14:32:34.139</text:p>
          </table:table-cell>
          <table:table-cell office:value-type="float" office:value="121.8" calcext:value-type="float">
            <text:p>121.8</text:p>
          </table:table-cell>
          <table:table-cell table:style-name="ce1" table:formula="of:=[.J7]/86400" office:value-type="time" office:time-value="PT00H02M01.8S" calcext:value-type="time">
            <text:p>00:02:01.8</text:p>
          </table:table-cell>
          <table:table-cell table:number-columns-repeated="2"/>
          <table:table-cell office:value-type="float" office:value="123.2" calcext:value-type="float">
            <text:p>123.2</text:p>
          </table:table-cell>
          <table:table-cell table:style-name="ce1" table:formula="of:=[.N7]/86400" office:value-type="time" office:time-value="PT00H02M03.2S" calcext:value-type="time">
            <text:p>00:02:03.2</text:p>
          </table:table-cell>
          <table:table-cell table:style-name="ce2" table:formula="of:=[.$L$2]+[.O7]" office:value-type="date" office:date-value="1977-09-05T12:58:04.16" calcext:value-type="date">
            <text:p>1977-09-05 12:58:04.158</text:p>
          </table:table-cell>
          <table:table-cell/>
        </table:table-row>
        <table:table-row table:style-name="ro1">
          <table:table-cell office:value-type="string" calcext:value-type="string">
            <text:p>Stage I shutdown</text:p>
          </table:table-cell>
          <table:table-cell office:value-type="float" office:value="254.1" calcext:value-type="float">
            <text:p>254.1</text:p>
          </table:table-cell>
          <table:table-cell table:formula="of:=[.B8]/86400" office:value-type="time" office:time-value="PT00H04M14.1S" calcext:value-type="time">
            <text:p>00:04:14.1</text:p>
          </table:table-cell>
          <table:table-cell table:formula="of:=[.D$2]+[.B8]/86400" office:value-type="date" office:date-value="1977-08-20T14:33:58.36" calcext:value-type="date">
            <text:p>1977-08-20 14:33:58.356</text:p>
          </table:table-cell>
          <table:table-cell table:formula="of:=[.D8]+[.$C$2]" office:value-type="date" office:date-value="1977-08-20T14:34:46.54" calcext:value-type="date">
            <text:p>1977-08-20 14:34:46.539</text:p>
          </table:table-cell>
          <table:table-cell office:value-type="float" office:value="254.5" calcext:value-type="float">
            <text:p>254.5</text:p>
          </table:table-cell>
          <table:table-cell table:style-name="ce4" table:formula="of:=[.F8]/86400" office:value-type="time" office:time-value="PT00H04M14.5S" calcext:value-type="time">
            <text:p>00:04:14.500</text:p>
          </table:table-cell>
          <table:table-cell table:formula="of:=[.D$2]+[.G8]" office:value-type="date" office:date-value="1977-08-20T14:33:58.76" calcext:value-type="date">
            <text:p>1977-08-20 14:33:58.756</text:p>
          </table:table-cell>
          <table:table-cell table:formula="of:=[.H8]+[.$C$2]" office:value-type="date" office:date-value="1977-08-20T14:34:46.94" calcext:value-type="date">
            <text:p>1977-08-20 14:34:46.939</text:p>
          </table:table-cell>
          <table:table-cell office:value-type="float" office:value="259.5" calcext:value-type="float">
            <text:p>259.5</text:p>
          </table:table-cell>
          <table:table-cell table:style-name="ce1" table:formula="of:=[.J8]/86400" office:value-type="time" office:time-value="PT00H04M19.5S" calcext:value-type="time">
            <text:p>00:04:19.5</text:p>
          </table:table-cell>
          <table:table-cell table:number-columns-repeated="2"/>
          <table:table-cell office:value-type="float" office:value="262.2" calcext:value-type="float">
            <text:p>262.2</text:p>
          </table:table-cell>
          <table:table-cell table:style-name="ce1" table:formula="of:=[.N8]/86400" office:value-type="time" office:time-value="PT00H04M22.2S" calcext:value-type="time">
            <text:p>00:04:22.2</text:p>
          </table:table-cell>
          <table:table-cell table:style-name="ce2" table:formula="of:=[.$L$2]+[.O8]" office:value-type="date" office:date-value="1977-09-05T13:00:23.16" calcext:value-type="date">
            <text:p>1977-09-05 13:00:23.158</text:p>
          </table:table-cell>
          <table:table-cell/>
        </table:table-row>
        <table:table-row table:style-name="ro1">
          <table:table-cell office:value-type="string" calcext:value-type="string">
            <text:p>Step I jettision/Stage II Ignition</text:p>
          </table:table-cell>
          <table:table-cell office:value-type="float" office:value="254.9" calcext:value-type="float">
            <text:p>254.9</text:p>
          </table:table-cell>
          <table:table-cell table:formula="of:=[.B9]/86400" office:value-type="time" office:time-value="PT00H04M14.9S" calcext:value-type="time">
            <text:p>00:04:14.9</text:p>
          </table:table-cell>
          <table:table-cell table:formula="of:=[.D$2]+[.B9]/86400" office:value-type="date" office:date-value="1977-08-20T14:33:59.16" calcext:value-type="date">
            <text:p>1977-08-20 14:33:59.156</text:p>
          </table:table-cell>
          <table:table-cell table:formula="of:=[.D9]+[.$C$2]" office:value-type="date" office:date-value="1977-08-20T14:34:47.34" calcext:value-type="date">
            <text:p>1977-08-20 14:34:47.339</text:p>
          </table:table-cell>
          <table:table-cell office:value-type="float" office:value="255.2" calcext:value-type="float">
            <text:p>255.2</text:p>
          </table:table-cell>
          <table:table-cell table:style-name="ce4" table:formula="of:=[.F9]/86400" office:value-type="time" office:time-value="PT00H04M15.2S" calcext:value-type="time">
            <text:p>00:04:15.200</text:p>
          </table:table-cell>
          <table:table-cell table:formula="of:=[.D$2]+[.G9]" office:value-type="date" office:date-value="1977-08-20T14:33:59.46" calcext:value-type="date">
            <text:p>1977-08-20 14:33:59.456</text:p>
          </table:table-cell>
          <table:table-cell table:formula="of:=[.H9]+[.$C$2]" office:value-type="date" office:date-value="1977-08-20T14:34:47.64" calcext:value-type="date">
            <text:p>1977-08-20 14:34:47.639</text:p>
          </table:table-cell>
          <table:table-cell office:value-type="float" office:value="260.3" calcext:value-type="float">
            <text:p>260.3</text:p>
          </table:table-cell>
          <table:table-cell table:style-name="ce1" table:formula="of:=[.J9]/86400" office:value-type="time" office:time-value="PT00H04M20.3S" calcext:value-type="time">
            <text:p>00:04:20.3</text:p>
          </table:table-cell>
          <table:table-cell table:number-columns-repeated="2"/>
          <table:table-cell office:value-type="float" office:value="262.2" calcext:value-type="float">
            <text:p>262.2</text:p>
          </table:table-cell>
          <table:table-cell table:style-name="ce1" table:formula="of:=[.N9]/86400" office:value-type="time" office:time-value="PT00H04M22.2S" calcext:value-type="time">
            <text:p>00:04:22.2</text:p>
          </table:table-cell>
          <table:table-cell table:style-name="ce2" table:formula="of:=[.$L$2]+[.O9]" office:value-type="date" office:date-value="1977-09-05T13:00:23.16" calcext:value-type="date">
            <text:p>1977-09-05 13:00:23.158</text:p>
          </table:table-cell>
          <table:table-cell/>
        </table:table-row>
        <table:table-row table:style-name="ro1">
          <table:table-cell office:value-type="string" calcext:value-type="string">
            <text:p>Centaur Standard Shroud Jettison</text:p>
          </table:table-cell>
          <table:table-cell office:value-type="float" office:value="265" calcext:value-type="float">
            <text:p>265</text:p>
          </table:table-cell>
          <table:table-cell table:formula="of:=[.B10]/86400" office:value-type="time" office:time-value="PT00H04M25S" calcext:value-type="time">
            <text:p>00:04:25.0</text:p>
          </table:table-cell>
          <table:table-cell table:formula="of:=[.D$2]+[.B10]/86400" office:value-type="date" office:date-value="1977-08-20T14:34:09.26" calcext:value-type="date">
            <text:p>1977-08-20 14:34:09.256</text:p>
          </table:table-cell>
          <table:table-cell table:formula="of:=[.D10]+[.$C$2]" office:value-type="date" office:date-value="1977-08-20T14:34:57.44" calcext:value-type="date">
            <text:p>1977-08-20 14:34:57.439</text:p>
          </table:table-cell>
          <table:table-cell office:value-type="float" office:value="265.2" calcext:value-type="float">
            <text:p>265.2</text:p>
          </table:table-cell>
          <table:table-cell table:style-name="ce4" table:formula="of:=[.F10]/86400" office:value-type="time" office:time-value="PT00H04M25.2S" calcext:value-type="time">
            <text:p>00:04:25.200</text:p>
          </table:table-cell>
          <table:table-cell table:formula="of:=[.D$2]+[.G10]" office:value-type="date" office:date-value="1977-08-20T14:34:09.46" calcext:value-type="date">
            <text:p>1977-08-20 14:34:09.456</text:p>
          </table:table-cell>
          <table:table-cell table:formula="of:=[.H10]+[.$C$2]" office:value-type="date" office:date-value="1977-08-20T14:34:57.64" calcext:value-type="date">
            <text:p>1977-08-20 14:34:57.639</text:p>
          </table:table-cell>
          <table:table-cell office:value-type="float" office:value="271" calcext:value-type="float">
            <text:p>271</text:p>
          </table:table-cell>
          <table:table-cell table:style-name="ce1" table:formula="of:=[.J10]/86400" office:value-type="time" office:time-value="PT00H04M31S" calcext:value-type="time">
            <text:p>00:04:31.0</text:p>
          </table:table-cell>
          <table:table-cell table:number-columns-repeated="2"/>
          <table:table-cell office:value-type="float" office:value="272.2" calcext:value-type="float">
            <text:p>272.2</text:p>
          </table:table-cell>
          <table:table-cell table:style-name="ce1" table:formula="of:=[.N10]/86400" office:value-type="time" office:time-value="PT00H04M32.2S" calcext:value-type="time">
            <text:p>00:04:32.2</text:p>
          </table:table-cell>
          <table:table-cell table:style-name="ce2" table:formula="of:=[.$L$2]+[.O10]" office:value-type="date" office:date-value="1977-09-05T13:00:33.16" calcext:value-type="date">
            <text:p>1977-09-05 13:00:33.158</text:p>
          </table:table-cell>
          <table:table-cell/>
        </table:table-row>
        <table:table-row table:style-name="ro1">
          <table:table-cell office:value-type="string" calcext:value-type="string">
            <text:p>Stage II Shutdown</text:p>
          </table:table-cell>
          <table:table-cell office:value-type="float" office:value="463.7" calcext:value-type="float">
            <text:p>463.7</text:p>
          </table:table-cell>
          <table:table-cell table:formula="of:=[.B11]/86400" office:value-type="time" office:time-value="PT00H07M43.7S" calcext:value-type="time">
            <text:p>00:07:43.7</text:p>
          </table:table-cell>
          <table:table-cell table:formula="of:=[.D$2]+[.B11]/86400" office:value-type="date" office:date-value="1977-08-20T14:37:27.96" calcext:value-type="date">
            <text:p>1977-08-20 14:37:27.956</text:p>
          </table:table-cell>
          <table:table-cell table:formula="of:=[.D11]+[.$C$2]" office:value-type="date" office:date-value="1977-08-20T14:38:16.14" calcext:value-type="date">
            <text:p>1977-08-20 14:38:16.139</text:p>
          </table:table-cell>
          <table:table-cell office:value-type="float" office:value="462" calcext:value-type="float">
            <text:p>462</text:p>
          </table:table-cell>
          <table:table-cell table:style-name="ce4" table:formula="of:=[.F11]/86400" office:value-type="time" office:time-value="PT00H07M42S" calcext:value-type="time">
            <text:p>00:07:42.000</text:p>
          </table:table-cell>
          <table:table-cell table:formula="of:=[.D$2]+[.G11]" office:value-type="date" office:date-value="1977-08-20T14:37:26.26" calcext:value-type="date">
            <text:p>1977-08-20 14:37:26.256</text:p>
          </table:table-cell>
          <table:table-cell table:formula="of:=[.H11]+[.$C$2]" office:value-type="date" office:date-value="1977-08-20T14:38:14.44" calcext:value-type="date">
            <text:p>1977-08-20 14:38:14.439</text:p>
          </table:table-cell>
          <table:table-cell office:value-type="float" office:value="469.9" calcext:value-type="float">
            <text:p>469.9</text:p>
          </table:table-cell>
          <table:table-cell table:style-name="ce1" table:formula="of:=[.J11]/86400" office:value-type="time" office:time-value="PT00H07M49.9S" calcext:value-type="time">
            <text:p>00:07:49.9</text:p>
          </table:table-cell>
          <table:table-cell table:number-columns-repeated="2"/>
          <table:table-cell office:value-type="float" office:value="469.9" calcext:value-type="float">
            <text:p>469.9</text:p>
          </table:table-cell>
          <table:table-cell table:style-name="ce1" table:formula="of:=[.N11]/86400" office:value-type="time" office:time-value="PT00H07M49.9S" calcext:value-type="time">
            <text:p>00:07:49.9</text:p>
          </table:table-cell>
          <table:table-cell table:style-name="ce2" table:formula="of:=[.$L$2]+[.O11]" office:value-type="date" office:date-value="1977-09-05T13:03:50.86" calcext:value-type="date">
            <text:p>1977-09-05 13:03:50.858</text:p>
          </table:table-cell>
          <table:table-cell/>
        </table:table-row>
        <table:table-row table:style-name="ro1">
          <table:table-cell office:value-type="string" calcext:value-type="string">
            <text:p>Step II Jettision</text:p>
          </table:table-cell>
          <table:table-cell office:value-type="float" office:value="469.8" calcext:value-type="float">
            <text:p>469.8</text:p>
          </table:table-cell>
          <table:table-cell table:formula="of:=[.B12]/86400" office:value-type="time" office:time-value="PT00H07M49.8S" calcext:value-type="time">
            <text:p>00:07:49.8</text:p>
          </table:table-cell>
          <table:table-cell table:formula="of:=[.D$2]+[.B12]/86400" office:value-type="date" office:date-value="1977-08-20T14:37:34.06" calcext:value-type="date">
            <text:p>1977-08-20 14:37:34.056</text:p>
          </table:table-cell>
          <table:table-cell table:formula="of:=[.D12]+[.$C$2]" office:value-type="date" office:date-value="1977-08-20T14:38:22.24" calcext:value-type="date">
            <text:p>1977-08-20 14:38:22.239</text:p>
          </table:table-cell>
          <table:table-cell office:value-type="float" office:value="468.2" calcext:value-type="float">
            <text:p>468.2</text:p>
          </table:table-cell>
          <table:table-cell table:style-name="ce4" table:formula="of:=[.F12]/86400" office:value-type="time" office:time-value="PT00H07M48.2S" calcext:value-type="time">
            <text:p>00:07:48.200</text:p>
          </table:table-cell>
          <table:table-cell table:formula="of:=[.D$2]+[.G12]" office:value-type="date" office:date-value="1977-08-20T14:37:32.46" calcext:value-type="date">
            <text:p>1977-08-20 14:37:32.456</text:p>
          </table:table-cell>
          <table:table-cell table:formula="of:=[.H12]+[.$C$2]" office:value-type="date" office:date-value="1977-08-20T14:38:20.64" calcext:value-type="date">
            <text:p>1977-08-20 14:38:20.639</text:p>
          </table:table-cell>
          <table:table-cell office:value-type="float" office:value="476" calcext:value-type="float">
            <text:p>476</text:p>
          </table:table-cell>
          <table:table-cell table:style-name="ce1" table:formula="of:=[.J12]/86400" office:value-type="time" office:time-value="PT00H07M56S" calcext:value-type="time">
            <text:p>00:07:56.0</text:p>
          </table:table-cell>
          <table:table-cell table:number-columns-repeated="2"/>
          <table:table-cell office:value-type="float" office:value="474.1" calcext:value-type="float">
            <text:p>474.1</text:p>
          </table:table-cell>
          <table:table-cell table:style-name="ce1" table:formula="of:=[.N12]/86400" office:value-type="time" office:time-value="PT00H07M54.1S" calcext:value-type="time">
            <text:p>00:07:54.1</text:p>
          </table:table-cell>
          <table:table-cell table:style-name="ce2" table:formula="of:=[.$L$2]+[.O12]" office:value-type="date" office:date-value="1977-09-05T13:03:55.06" calcext:value-type="date">
            <text:p>1977-09-05 13:03:55.058</text:p>
          </table:table-cell>
          <table:table-cell/>
        </table:table-row>
        <table:table-row table:style-name="ro1">
          <table:table-cell office:value-type="string" calcext:value-type="string">
            <text:p>Centaur MES-1</text:p>
          </table:table-cell>
          <table:table-cell office:value-type="float" office:value="480.3" calcext:value-type="float">
            <text:p>480.3</text:p>
          </table:table-cell>
          <table:table-cell table:formula="of:=[.B13]/86400" office:value-type="time" office:time-value="PT00H08M00.3S" calcext:value-type="time">
            <text:p>00:08:00.3</text:p>
          </table:table-cell>
          <table:table-cell table:formula="of:=[.D$2]+[.B13]/86400" office:value-type="date" office:date-value="1977-08-20T14:37:44.56" calcext:value-type="date">
            <text:p>1977-08-20 14:37:44.556</text:p>
          </table:table-cell>
          <table:table-cell table:formula="of:=[.D13]+[.$C$2]" office:value-type="date" office:date-value="1977-08-20T14:38:32.74" calcext:value-type="date">
            <text:p>1977-08-20 14:38:32.739</text:p>
          </table:table-cell>
          <table:table-cell office:value-type="float" office:value="478.7" calcext:value-type="float">
            <text:p>478.7</text:p>
          </table:table-cell>
          <table:table-cell table:style-name="ce4" table:formula="of:=[.F13]/86400" office:value-type="time" office:time-value="PT00H07M58.7S" calcext:value-type="time">
            <text:p>00:07:58.700</text:p>
          </table:table-cell>
          <table:table-cell table:formula="of:=[.D$2]+[.G13]" office:value-type="date" office:date-value="1977-08-20T14:37:42.96" calcext:value-type="date">
            <text:p>1977-08-20 14:37:42.956</text:p>
          </table:table-cell>
          <table:table-cell table:formula="of:=[.H13]+[.$C$2]" office:value-type="date" office:date-value="1977-08-20T14:38:31.14" calcext:value-type="date">
            <text:p>1977-08-20 14:38:31.139</text:p>
          </table:table-cell>
          <table:table-cell office:value-type="float" office:value="486.5" calcext:value-type="float">
            <text:p>486.5</text:p>
          </table:table-cell>
          <table:table-cell table:style-name="ce1" table:formula="of:=[.J13]/86400" office:value-type="time" office:time-value="PT00H08M06.5S" calcext:value-type="time">
            <text:p>00:08:06.5</text:p>
          </table:table-cell>
          <table:table-cell table:number-columns-repeated="2"/>
          <table:table-cell office:value-type="float" office:value="484.6" calcext:value-type="float">
            <text:p>484.6</text:p>
          </table:table-cell>
          <table:table-cell table:style-name="ce1" table:formula="of:=[.N13]/86400" office:value-type="time" office:time-value="PT00H08M04.6S" calcext:value-type="time">
            <text:p>00:08:04.6</text:p>
          </table:table-cell>
          <table:table-cell table:style-name="ce2" table:formula="of:=[.$L$2]+[.O13]" office:value-type="date" office:date-value="1977-09-05T13:04:05.56" calcext:value-type="date">
            <text:p>1977-09-05 13:04:05.558</text:p>
          </table:table-cell>
          <table:table-cell/>
        </table:table-row>
        <table:table-row table:style-name="ro1">
          <table:table-cell office:value-type="string" calcext:value-type="string">
            <text:p>Centaur MECO-1</text:p>
          </table:table-cell>
          <table:table-cell office:value-type="float" office:value="583.1" calcext:value-type="float">
            <text:p>583.1</text:p>
          </table:table-cell>
          <table:table-cell table:formula="of:=[.B14]/86400" office:value-type="time" office:time-value="PT00H09M43.1S" calcext:value-type="time">
            <text:p>00:09:43.1</text:p>
          </table:table-cell>
          <table:table-cell table:formula="of:=[.D$2]+[.B14]/86400" office:value-type="date" office:date-value="1977-08-20T14:39:27.36" calcext:value-type="date">
            <text:p>1977-08-20 14:39:27.356</text:p>
          </table:table-cell>
          <table:table-cell table:formula="of:=[.D14]+[.$C$2]" office:value-type="date" office:date-value="1977-08-20T14:40:15.54" calcext:value-type="date">
            <text:p>1977-08-20 14:40:15.539</text:p>
          </table:table-cell>
          <table:table-cell office:value-type="float" office:value="580.6" calcext:value-type="float">
            <text:p>580.6</text:p>
          </table:table-cell>
          <table:table-cell table:style-name="ce4" table:formula="of:=[.F14]/86400" office:value-type="time" office:time-value="PT00H09M40.6S" calcext:value-type="time">
            <text:p>00:09:40.600</text:p>
          </table:table-cell>
          <table:table-cell table:formula="of:=[.D$2]+[.G14]" office:value-type="date" office:date-value="1977-08-20T14:39:24.86" calcext:value-type="date">
            <text:p>1977-08-20 14:39:24.856</text:p>
          </table:table-cell>
          <table:table-cell table:formula="of:=[.H14]+[.$C$2]" office:value-type="date" office:date-value="1977-08-20T14:40:13.04" calcext:value-type="date">
            <text:p>1977-08-20 14:40:13.039</text:p>
          </table:table-cell>
          <table:table-cell office:value-type="float" office:value="578.2" calcext:value-type="float">
            <text:p>578.2</text:p>
          </table:table-cell>
          <table:table-cell table:style-name="ce1" table:formula="of:=[.J14]/86400" office:value-type="time" office:time-value="PT00H09M38.2S" calcext:value-type="time">
            <text:p>00:09:38.2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table:style-name="ce1" table:formula="of:=[.N14]/86400" office:value-type="time" office:time-value="PT00H09M54S" calcext:value-type="time">
            <text:p>00:09:54.0</text:p>
          </table:table-cell>
          <table:table-cell table:style-name="ce2" table:formula="of:=[.$L$2]+[.O14]" office:value-type="date" office:date-value="1977-09-05T13:05:54.96" calcext:value-type="date">
            <text:p>1977-09-05 13:05:54.958</text:p>
          </table:table-cell>
          <table:table-cell/>
        </table:table-row>
        <table:table-row table:style-name="ro1">
          <table:table-cell office:value-type="string" calcext:value-type="string">
            <text:p>Centaur MES-2</text:p>
          </table:table-cell>
          <table:table-cell office:value-type="float" office:value="3146.7" calcext:value-type="float">
            <text:p>3146.7</text:p>
          </table:table-cell>
          <table:table-cell table:formula="of:=[.B15]/86400" office:value-type="time" office:time-value="PT00H52M26.7S" calcext:value-type="time">
            <text:p>00:52:26.7</text:p>
          </table:table-cell>
          <table:table-cell table:formula="of:=[.D$2]+[.B15]/86400" office:value-type="date" office:date-value="1977-08-20T15:22:10.96" calcext:value-type="date">
            <text:p>1977-08-20 15:22:10.956</text:p>
          </table:table-cell>
          <table:table-cell table:formula="of:=[.D15]+[.$C$2]" office:value-type="date" office:date-value="1977-08-20T15:22:59.14" calcext:value-type="date">
            <text:p>1977-08-20 15:22:59.139</text:p>
          </table:table-cell>
          <table:table-cell office:value-type="float" office:value="3148.5" calcext:value-type="float">
            <text:p>3148.5</text:p>
          </table:table-cell>
          <table:table-cell table:style-name="ce4" table:formula="of:=[.F15]/86400" office:value-type="time" office:time-value="PT00H52M28.5S" calcext:value-type="time">
            <text:p>00:52:28.500</text:p>
          </table:table-cell>
          <table:table-cell table:formula="of:=[.D$2]+[.G15]" office:value-type="date" office:date-value="1977-08-20T15:22:12.76" calcext:value-type="date">
            <text:p>1977-08-20 15:22:12.756</text:p>
          </table:table-cell>
          <table:table-cell table:formula="of:=[.H15]+[.$C$2]" office:value-type="date" office:date-value="1977-08-20T15:23:00.94" calcext:value-type="date">
            <text:p>1977-08-20 15:23:00.939</text:p>
          </table:table-cell>
          <table:table-cell office:value-type="float" office:value="3181.3" calcext:value-type="float">
            <text:p>3181.3</text:p>
          </table:table-cell>
          <table:table-cell table:style-name="ce1" table:formula="of:=[.J15]/86400" office:value-type="time" office:time-value="PT00H53M01.3S" calcext:value-type="time">
            <text:p>00:53:01.3</text:p>
          </table:table-cell>
          <table:table-cell table:number-columns-repeated="2"/>
          <table:table-cell office:value-type="float" office:value="3199.8" calcext:value-type="float">
            <text:p>3199.8</text:p>
          </table:table-cell>
          <table:table-cell table:style-name="ce1" table:formula="of:=[.N15]/86400" office:value-type="time" office:time-value="PT00H53M19.8S" calcext:value-type="time">
            <text:p>00:53:19.8</text:p>
          </table:table-cell>
          <table:table-cell table:style-name="ce2" table:formula="of:=[.$L$2]+[.O15]" office:value-type="date" office:date-value="1977-09-05T13:49:20.76" calcext:value-type="date">
            <text:p>1977-09-05 13:49:20.758</text:p>
          </table:table-cell>
          <table:table-cell/>
        </table:table-row>
        <table:table-row table:style-name="ro1">
          <table:table-cell office:value-type="string" calcext:value-type="string">
            <text:p>Centaur MECO-2</text:p>
          </table:table-cell>
          <table:table-cell office:value-type="float" office:value="3491.3" calcext:value-type="float">
            <text:p>3491.3</text:p>
          </table:table-cell>
          <table:table-cell table:formula="of:=[.B16]/86400" office:value-type="time" office:time-value="PT00H58M11.3S" calcext:value-type="time">
            <text:p>00:58:11.3</text:p>
          </table:table-cell>
          <table:table-cell table:formula="of:=[.D$2]+[.B16]/86400" office:value-type="date" office:date-value="1977-08-20T15:27:55.56" calcext:value-type="date">
            <text:p>1977-08-20 15:27:55.556</text:p>
          </table:table-cell>
          <table:table-cell table:formula="of:=[.D16]+[.$C$2]" office:value-type="date" office:date-value="1977-08-20T15:28:43.74" calcext:value-type="date">
            <text:p>1977-08-20 15:28:43.739</text:p>
          </table:table-cell>
          <table:table-cell table:style-name="Default" office:value-type="float" office:value="3488" calcext:value-type="float">
            <text:p>3488</text:p>
          </table:table-cell>
          <table:table-cell table:style-name="ce4" table:formula="of:=[.F16]/86400" office:value-type="time" office:time-value="PT00H58M08S" calcext:value-type="time">
            <text:p>00:58:08.000</text:p>
          </table:table-cell>
          <table:table-cell table:formula="of:=[.D$2]+[.G16]" office:value-type="date" office:date-value="1977-08-20T15:27:52.26" calcext:value-type="date">
            <text:p>1977-08-20 15:27:52.256</text:p>
          </table:table-cell>
          <table:table-cell table:formula="of:=[.H16]+[.$C$2]" office:value-type="date" office:date-value="1977-08-20T15:28:40.44" calcext:value-type="date">
            <text:p>1977-08-20 15:28:40.439</text:p>
          </table:table-cell>
          <table:table-cell office:value-type="float" office:value="3534.4" calcext:value-type="float">
            <text:p>3534.4</text:p>
          </table:table-cell>
          <table:table-cell table:style-name="ce1" table:formula="of:=[.J16]/86400" office:value-type="time" office:time-value="PT00H58M54.4S" calcext:value-type="time">
            <text:p>00:58:54.4</text:p>
          </table:table-cell>
          <table:table-cell table:number-columns-repeated="2"/>
          <table:table-cell office:value-type="float" office:value="3535.3" calcext:value-type="float">
            <text:p>3535.3</text:p>
          </table:table-cell>
          <table:table-cell table:style-name="ce1" table:formula="of:=[.N16]/86400" office:value-type="time" office:time-value="PT00H58M55.3S" calcext:value-type="time">
            <text:p>00:58:55.3</text:p>
          </table:table-cell>
          <table:table-cell table:style-name="ce2" table:formula="of:=[.$L$2]+[.O16]" office:value-type="date" office:date-value="1977-09-05T13:54:56.26" calcext:value-type="date">
            <text:p>1977-09-05 13:54:56.258</text:p>
          </table:table-cell>
          <table:table-cell/>
        </table:table-row>
        <table:table-row table:style-name="ro1">
          <table:table-cell office:value-type="string" calcext:value-type="string">
            <text:p>Start alignment to spacecraft separation attitude</text:p>
          </table:table-cell>
          <table:table-cell office:value-type="float" office:value="3493.3" calcext:value-type="float">
            <text:p>3493.3</text:p>
          </table:table-cell>
          <table:table-cell table:formula="of:=[.B17]/86400" office:value-type="time" office:time-value="PT00H58M13.3S" calcext:value-type="time">
            <text:p>00:58:13.3</text:p>
          </table:table-cell>
          <table:table-cell table:formula="of:=[.D$2]+[.B17]/86400" office:value-type="date" office:date-value="1977-08-20T15:27:57.56" calcext:value-type="date">
            <text:p>1977-08-20 15:27:57.556</text:p>
          </table:table-cell>
          <table:table-cell table:formula="of:=[.D17]+[.$C$2]" office:value-type="date" office:date-value="1977-08-20T15:28:45.74" calcext:value-type="date">
            <text:p>1977-08-20 15:28:45.739</text:p>
          </table:table-cell>
          <table:table-cell office:value-type="float" office:value="3494.1" calcext:value-type="float">
            <text:p>3494.1</text:p>
          </table:table-cell>
          <table:table-cell table:style-name="ce4" table:formula="of:=[.F17]/86400" office:value-type="time" office:time-value="PT00H58M14.1S" calcext:value-type="time">
            <text:p>00:58:14.100</text:p>
          </table:table-cell>
          <table:table-cell table:formula="of:=[.D$2]+[.G17]" office:value-type="date" office:date-value="1977-08-20T15:27:58.36" calcext:value-type="date">
            <text:p>1977-08-20 15:27:58.356</text:p>
          </table:table-cell>
          <table:table-cell table:formula="of:=[.H17]+[.$C$2]" office:value-type="date" office:date-value="1977-08-20T15:28:46.54" calcext:value-type="date">
            <text:p>1977-08-20 15:28:46.539</text:p>
          </table:table-cell>
          <table:table-cell office:value-type="float" office:value="3536.4" calcext:value-type="float">
            <text:p>3536.4</text:p>
          </table:table-cell>
          <table:table-cell table:style-name="ce1" table:formula="of:=[.J17]/86400" office:value-type="time" office:time-value="PT00H58M56.4S" calcext:value-type="time">
            <text:p>00:58:56.4</text:p>
          </table:table-cell>
          <table:table-cell table:number-columns-repeated="2"/>
          <table:table-cell office:value-type="float" office:value="3537.4" calcext:value-type="float">
            <text:p>3537.4</text:p>
          </table:table-cell>
          <table:table-cell table:style-name="ce1" table:formula="of:=[.N17]/86400" office:value-type="time" office:time-value="PT00H58M57.4S" calcext:value-type="time">
            <text:p>00:58:57.4</text:p>
          </table:table-cell>
          <table:table-cell table:style-name="ce2" table:formula="of:=[.$L$2]+[.O17]" office:value-type="date" office:date-value="1977-09-05T13:54:58.36" calcext:value-type="date">
            <text:p>1977-09-05 13:54:58.358</text:p>
          </table:table-cell>
          <table:table-cell/>
        </table:table-row>
        <table:table-row table:style-name="ro1">
          <table:table-cell office:value-type="string" calcext:value-type="string">
            <text:p>Spacecraft arm</text:p>
          </table:table-cell>
          <table:table-cell office:value-type="float" office:value="3592.3" calcext:value-type="float">
            <text:p>3592.3</text:p>
          </table:table-cell>
          <table:table-cell table:formula="of:=[.B18]/86400" office:value-type="time" office:time-value="PT00H59M52.3S" calcext:value-type="time">
            <text:p>00:59:52.3</text:p>
          </table:table-cell>
          <table:table-cell table:formula="of:=[.D$2]+[.B18]/86400" office:value-type="date" office:date-value="1977-08-20T15:29:36.56" calcext:value-type="date">
            <text:p>1977-08-20 15:29:36.556</text:p>
          </table:table-cell>
          <table:table-cell table:formula="of:=[.D18]+[.$C$2]" office:value-type="date" office:date-value="1977-08-20T15:30:24.74" calcext:value-type="date">
            <text:p>1977-08-20 15:30:24.739</text:p>
          </table:table-cell>
          <table:table-cell office:value-type="float" office:value="3589" calcext:value-type="float">
            <text:p>3589</text:p>
          </table:table-cell>
          <table:table-cell table:style-name="ce4" table:formula="of:=[.F18]/86400" office:value-type="time" office:time-value="PT00H59M49S" calcext:value-type="time">
            <text:p>00:59:49.000</text:p>
          </table:table-cell>
          <table:table-cell table:formula="of:=[.D$2]+[.G18]" office:value-type="date" office:date-value="1977-08-20T15:29:33.26" calcext:value-type="date">
            <text:p>1977-08-20 15:29:33.256</text:p>
          </table:table-cell>
          <table:table-cell table:formula="of:=[.H18]+[.$C$2]" office:value-type="date" office:date-value="1977-08-20T15:30:21.44" calcext:value-type="date">
            <text:p>1977-08-20 15:30:21.439</text:p>
          </table:table-cell>
          <table:table-cell office:value-type="float" office:value="3635.5" calcext:value-type="float">
            <text:p>3635.5</text:p>
          </table:table-cell>
          <table:table-cell table:style-name="ce1" table:formula="of:=[.J18]/86400" office:value-type="time" office:time-value="PT01H00M35.5S" calcext:value-type="time">
            <text:p>01:00:35.5</text:p>
          </table:table-cell>
          <table:table-cell table:number-columns-repeated="2"/>
          <table:table-cell office:value-type="float" office:value="3636.2" calcext:value-type="float">
            <text:p>3636.2</text:p>
          </table:table-cell>
          <table:table-cell table:style-name="ce1" table:formula="of:=[.N18]/86400" office:value-type="time" office:time-value="PT01H00M36.2S" calcext:value-type="time">
            <text:p>01:00:36.2</text:p>
          </table:table-cell>
          <table:table-cell table:style-name="ce2" table:formula="of:=[.$L$2]+[.O18]" office:value-type="date" office:date-value="1977-09-05T13:56:37.16" calcext:value-type="date">
            <text:p>1977-09-05 13:56:37.158</text:p>
          </table:table-cell>
          <table:table-cell/>
        </table:table-row>
        <table:table-row table:style-name="ro1">
          <table:table-cell office:value-type="string" calcext:value-type="string">
            <text:p>Spacecraft separation</text:p>
          </table:table-cell>
          <table:table-cell office:value-type="float" office:value="3661.3" calcext:value-type="float">
            <text:p>3661.3</text:p>
          </table:table-cell>
          <table:table-cell table:formula="of:=[.B19]/86400" office:value-type="time" office:time-value="PT01H01M01.3S" calcext:value-type="time">
            <text:p>01:01:01.3</text:p>
          </table:table-cell>
          <table:table-cell table:formula="of:=[.D$2]+[.B19]/86400" office:value-type="date" office:date-value="1977-08-20T15:30:45.56" calcext:value-type="date">
            <text:p>1977-08-20 15:30:45.556</text:p>
          </table:table-cell>
          <table:table-cell table:formula="of:=[.D19]+[.$C$2]" office:value-type="date" office:date-value="1977-08-20T15:31:33.74" calcext:value-type="date">
            <text:p>1977-08-20 15:31:33.739</text:p>
          </table:table-cell>
          <table:table-cell office:value-type="float" office:value="3657.7" calcext:value-type="float">
            <text:p>3657.7</text:p>
          </table:table-cell>
          <table:table-cell table:style-name="ce4" table:formula="of:=[.F19]/86400" office:value-type="time" office:time-value="PT01H00M57.7S" calcext:value-type="time">
            <text:p>01:00:57.700</text:p>
          </table:table-cell>
          <table:table-cell table:formula="of:=[.D$2]+[.G19]" office:value-type="date" office:date-value="1977-08-20T15:30:41.96" calcext:value-type="date">
            <text:p>1977-08-20 15:30:41.956</text:p>
          </table:table-cell>
          <table:table-cell table:formula="of:=[.H19]+[.$C$2]" office:value-type="date" office:date-value="1977-08-20T15:31:30.14" calcext:value-type="date">
            <text:p>1977-08-20 15:31:30.139</text:p>
          </table:table-cell>
          <table:table-cell office:value-type="float" office:value="3704.4" calcext:value-type="float">
            <text:p>3704.4</text:p>
          </table:table-cell>
          <table:table-cell table:style-name="ce1" table:formula="of:=[.J19]/86400" office:value-type="time" office:time-value="PT01H01M44.4S" calcext:value-type="time">
            <text:p>01:01:44.4</text:p>
          </table:table-cell>
          <table:table-cell table:number-columns-repeated="2"/>
          <table:table-cell office:value-type="float" office:value="3705.2" calcext:value-type="float">
            <text:p>3705.2</text:p>
          </table:table-cell>
          <table:table-cell table:style-name="ce1" table:formula="of:=[.N19]/86400" office:value-type="time" office:time-value="PT01H01M45.2S" calcext:value-type="time">
            <text:p>01:01:45.2</text:p>
          </table:table-cell>
          <table:table-cell table:style-name="ce2" table:formula="of:=[.$L$2]+[.O19]" office:value-type="date" office:date-value="1977-09-05T13:57:46.16" calcext:value-type="date">
            <text:p>1977-09-05 13:57:46.158</text:p>
          </table:table-cell>
          <table:table-cell/>
        </table:table-row>
        <table:table-row table:style-name="ro1">
          <table:table-cell office:value-type="string" calcext:value-type="string">
            <text:p>Spacecraft TVC on</text:p>
          </table:table-cell>
          <table:table-cell office:value-type="float" office:value="3663.3" calcext:value-type="float">
            <text:p>3663.3</text:p>
          </table:table-cell>
          <table:table-cell table:formula="of:=[.B20]/86400" office:value-type="time" office:time-value="PT01H01M03.3S" calcext:value-type="time">
            <text:p>01:01:03.3</text:p>
          </table:table-cell>
          <table:table-cell table:formula="of:=[.D$2]+[.B20]/86400" office:value-type="date" office:date-value="1977-08-20T15:30:47.56" calcext:value-type="date">
            <text:p>1977-08-20 15:30:47.556</text:p>
          </table:table-cell>
          <table:table-cell table:formula="of:=[.D20]+[.$C$2]" office:value-type="date" office:date-value="1977-08-20T15:31:35.74" calcext:value-type="date">
            <text:p>1977-08-20 15:31:35.739</text:p>
          </table:table-cell>
          <table:table-cell office:value-type="float" office:value="3669.3" calcext:value-type="float">
            <text:p>3669.3</text:p>
          </table:table-cell>
          <table:table-cell table:style-name="ce4" table:formula="of:=[.F20]/86400" office:value-type="time" office:time-value="PT01H01M09.3S" calcext:value-type="time">
            <text:p>01:01:09.300</text:p>
          </table:table-cell>
          <table:table-cell table:formula="of:=[.D$2]+[.G20]" office:value-type="date" office:date-value="1977-08-20T15:30:53.56" calcext:value-type="date">
            <text:p>1977-08-20 15:30:53.556</text:p>
          </table:table-cell>
          <table:table-cell table:formula="of:=[.H20]+[.$C$2]" office:value-type="date" office:date-value="1977-08-20T15:31:41.74" calcext:value-type="date">
            <text:p>1977-08-20 15:31:41.739</text:p>
          </table:table-cell>
          <table:table-cell office:value-type="float" office:value="3706.4" calcext:value-type="float">
            <text:p>3706.4</text:p>
          </table:table-cell>
          <table:table-cell table:style-name="ce1" table:formula="of:=[.J20]/86400" office:value-type="time" office:time-value="PT01H01M46.4S" calcext:value-type="time">
            <text:p>01:01:46.4</text:p>
          </table:table-cell>
          <table:table-cell table:number-columns-repeated="2"/>
          <table:table-cell office:value-type="float" office:value="3707.2" calcext:value-type="float">
            <text:p>3707.2</text:p>
          </table:table-cell>
          <table:table-cell table:style-name="ce1" table:formula="of:=[.N20]/86400" office:value-type="time" office:time-value="PT01H01M47.2S" calcext:value-type="time">
            <text:p>01:01:47.2</text:p>
          </table:table-cell>
          <table:table-cell table:style-name="ce2" table:formula="of:=[.$L$2]+[.O20]" office:value-type="date" office:date-value="1977-09-05T13:57:48.16" calcext:value-type="date">
            <text:p>1977-09-05 13:57:48.158</text:p>
          </table:table-cell>
          <table:table-cell/>
        </table:table-row>
        <table:table-row table:style-name="ro1">
          <table:table-cell office:value-type="string" calcext:value-type="string">
            <text:p>Propulsion Module Ignition</text:p>
          </table:table-cell>
          <table:table-cell office:value-type="float" office:value="3676.3" calcext:value-type="float">
            <text:p>3676.3</text:p>
          </table:table-cell>
          <table:table-cell table:formula="of:=[.B21]/86400" office:value-type="time" office:time-value="PT01H01M16.3S" calcext:value-type="time">
            <text:p>01:01:16.3</text:p>
          </table:table-cell>
          <table:table-cell table:formula="of:=[.D$2]+[.B21]/86400" office:value-type="date" office:date-value="1977-08-20T15:31:00.56" calcext:value-type="date">
            <text:p>1977-08-20 15:31:00.556</text:p>
          </table:table-cell>
          <table:table-cell table:formula="of:=[.D21]+[.$C$2]" office:value-type="date" office:date-value="1977-08-20T15:31:48.74" calcext:value-type="date">
            <text:p>1977-08-20 15:31:48.739</text:p>
          </table:table-cell>
          <table:table-cell office:value-type="float" office:value="3673.7" calcext:value-type="float">
            <text:p>3673.7</text:p>
          </table:table-cell>
          <table:table-cell table:style-name="ce4" table:formula="of:=[.F21]/86400" office:value-type="time" office:time-value="PT01H01M13.7S" calcext:value-type="time">
            <text:p>01:01:13.700</text:p>
          </table:table-cell>
          <table:table-cell table:formula="of:=[.D$2]+[.G21]" office:value-type="date" office:date-value="1977-08-20T15:30:57.96" calcext:value-type="date">
            <text:p>1977-08-20 15:30:57.956</text:p>
          </table:table-cell>
          <table:table-cell table:formula="of:=[.H21]+[.$C$2]" office:value-type="date" office:date-value="1977-08-20T15:31:46.14" calcext:value-type="date">
            <text:p>1977-08-20 15:31:46.139</text:p>
          </table:table-cell>
          <table:table-cell office:value-type="float" office:value="3719.4" calcext:value-type="float">
            <text:p>3719.4</text:p>
          </table:table-cell>
          <table:table-cell table:style-name="ce1" table:formula="of:=[.J21]/86400" office:value-type="time" office:time-value="PT01H01M59.4S" calcext:value-type="time">
            <text:p>01:01:59.4</text:p>
          </table:table-cell>
          <table:table-cell table:number-columns-repeated="2"/>
          <table:table-cell office:value-type="float" office:value="3722.2" calcext:value-type="float">
            <text:p>3722.2</text:p>
          </table:table-cell>
          <table:table-cell table:style-name="ce1" table:formula="of:=[.N21]/86400" office:value-type="time" office:time-value="PT01H02M02.2S" calcext:value-type="time">
            <text:p>01:02:02.2</text:p>
          </table:table-cell>
          <table:table-cell table:style-name="ce2" table:formula="of:=[.$L$2]+[.O21]" office:value-type="date" office:date-value="1977-09-05T13:58:03.16" calcext:value-type="date">
            <text:p>1977-09-05 13:58:03.158</text:p>
          </table:table-cell>
          <table:table-cell/>
        </table:table-row>
        <table:table-row table:style-name="ro1">
          <table:table-cell office:value-type="string" calcext:value-type="string">
            <text:p>Propulsion Module Burnout</text:p>
          </table:table-cell>
          <table:table-cell office:value-type="float" office:value="3721.3" calcext:value-type="float">
            <text:p>3721.3</text:p>
          </table:table-cell>
          <table:table-cell table:formula="of:=[.B22]/86400" office:value-type="time" office:time-value="PT01H02M01.3S" calcext:value-type="time">
            <text:p>01:02:01.3</text:p>
          </table:table-cell>
          <table:table-cell table:formula="of:=[.D$2]+[.B22]/86400" office:value-type="date" office:date-value="1977-08-20T15:31:45.56" calcext:value-type="date">
            <text:p>1977-08-20 15:31:45.556</text:p>
          </table:table-cell>
          <table:table-cell table:formula="of:=[.D22]+[.$C$2]" office:value-type="date" office:date-value="1977-08-20T15:32:33.74" calcext:value-type="date">
            <text:p>1977-08-20 15:32:33.739</text:p>
          </table:table-cell>
          <table:table-cell office:value-type="float" office:value="3715.7" calcext:value-type="float">
            <text:p>3715.7</text:p>
          </table:table-cell>
          <table:table-cell table:style-name="ce4" table:formula="of:=[.F22]/86400" office:value-type="time" office:time-value="PT01H01M55.7S" calcext:value-type="time">
            <text:p>01:01:55.700</text:p>
          </table:table-cell>
          <table:table-cell table:formula="of:=[.D$2]+[.G22]" office:value-type="date" office:date-value="1977-08-20T15:31:39.96" calcext:value-type="date">
            <text:p>1977-08-20 15:31:39.956</text:p>
          </table:table-cell>
          <table:table-cell table:formula="of:=[.H22]+[.$C$2]" office:value-type="date" office:date-value="1977-08-20T15:32:28.14" calcext:value-type="date">
            <text:p>1977-08-20 15:32:28.139</text:p>
          </table:table-cell>
          <table:table-cell office:value-type="float" office:value="3764.4" calcext:value-type="float">
            <text:p>3764.4</text:p>
          </table:table-cell>
          <table:table-cell table:style-name="ce1" table:formula="of:=[.J22]/86400" office:value-type="time" office:time-value="PT01H02M44.4S" calcext:value-type="time">
            <text:p>01:02:44.4</text:p>
          </table:table-cell>
          <table:table-cell table:number-columns-repeated="2"/>
          <table:table-cell office:value-type="float" office:value="3767.3" calcext:value-type="float">
            <text:p>3767.3</text:p>
          </table:table-cell>
          <table:table-cell table:style-name="ce1" table:formula="of:=[.N22]/86400" office:value-type="time" office:time-value="PT01H02M47.3S" calcext:value-type="time">
            <text:p>01:02:47.3</text:p>
          </table:table-cell>
          <table:table-cell table:style-name="ce2" table:formula="of:=[.$L$2]+[.O22]" office:value-type="date" office:date-value="1977-09-05T13:58:48.26" calcext:value-type="date">
            <text:p>1977-09-05 13:58:48.258</text:p>
          </table:table-cell>
          <table:table-cell/>
        </table:table-row>
        <table:table-row table:style-name="ro1">
          <table:table-cell office:value-type="string" calcext:value-type="string">
            <text:p>First Horizons point</text:p>
          </table:table-cell>
          <table:table-cell/>
          <table:table-cell table:style-name="Default" table:number-columns-repeated="3"/>
          <table:table-cell table:style-name="Default" table:formula="of:=[.G23]*86400" office:value-type="float" office:value="3719.744154" calcext:value-type="float">
            <text:p>3719.744154</text:p>
          </table:table-cell>
          <table:table-cell table:style-name="ce1" table:formula="of:=[.H23]-[.D2]" office:value-type="time" office:time-value="PT01H01M59.744154S" calcext:value-type="time">
            <text:p>01:01:59.7</text:p>
          </table:table-cell>
          <table:table-cell table:formula="of:=[.I23]-[.C2]" office:value-type="date" office:date-value="1977-08-20T15:31:44" calcext:value-type="date">
            <text:p>1977-08-20 15:31:44.000</text:p>
          </table:table-cell>
          <table:table-cell office:value-type="date" office:date-value="1977-08-20T15:32:32.18" calcext:value-type="date">
            <text:p>1977-08-20 15:32:32.183</text:p>
          </table:table-cell>
          <table:table-cell/>
          <table:table-cell table:style-name="ce1"/>
          <table:table-cell table:number-columns-repeated="2"/>
          <table:table-cell table:formula="of:=[.O23]*86400" office:value-type="float" office:value="3755.242421" calcext:value-type="float">
            <text:p>3755.242421</text:p>
          </table:table-cell>
          <table:table-cell table:style-name="ce1" table:formula="of:=[.P23]-[.L2]" office:value-type="time" office:time-value="PT01H02M35.242421S" calcext:value-type="time">
            <text:p>01:02:35.2</text:p>
          </table:table-cell>
          <table:table-cell table:style-name="ce2" table:formula="of:=[.Q23]-[.K2]" office:value-type="date" office:date-value="1977-09-05T13:58:36.2" calcext:value-type="date">
            <text:p>1977-09-05 13:58:36.200</text:p>
          </table:table-cell>
          <table:table-cell table:style-name="ce2" office:value-type="date" office:date-value="1977-09-05T13:59:24.38" calcext:value-type="date">
            <text:p>1977-09-05 13:59:24.383</text:p>
          </table:table-cell>
        </table:table-row>
        <table:table-row table:style-name="ro1">
          <table:table-cell office:value-type="string" calcext:value-type="string">
            <text:p>Start Spacecraft Turndown</text:p>
          </table:table-cell>
          <table:table-cell office:value-type="float" office:value="3736.3" calcext:value-type="float">
            <text:p>3736.3</text:p>
          </table:table-cell>
          <table:table-cell table:formula="of:=[.B24]/86400" office:value-type="time" office:time-value="PT01H02M16.3S" calcext:value-type="time">
            <text:p>01:02:16.3</text:p>
          </table:table-cell>
          <table:table-cell table:formula="of:=[.D$2]+[.B24]/86400" office:value-type="date" office:date-value="1977-08-20T15:32:00.56" calcext:value-type="date">
            <text:p>1977-08-20 15:32:00.556</text:p>
          </table:table-cell>
          <table:table-cell table:formula="of:=[.D24]+[.$C$2]" office:value-type="date" office:date-value="1977-08-20T15:32:48.74" calcext:value-type="date">
            <text:p>1977-08-20 15:32:48.739</text:p>
          </table:table-cell>
          <table:table-cell office:value-type="float" office:value="3734.4" calcext:value-type="float">
            <text:p>3734.4</text:p>
          </table:table-cell>
          <table:table-cell table:style-name="ce4" table:formula="of:=[.F24]/86400" office:value-type="time" office:time-value="PT01H02M14.4S" calcext:value-type="time">
            <text:p>01:02:14.400</text:p>
          </table:table-cell>
          <table:table-cell table:formula="of:=[.D$2]+[.G24]" office:value-type="date" office:date-value="1977-08-20T15:31:58.66" calcext:value-type="date">
            <text:p>1977-08-20 15:31:58.656</text:p>
          </table:table-cell>
          <table:table-cell table:formula="of:=[.H24]+[.$C$2]" office:value-type="date" office:date-value="1977-08-20T15:32:46.84" calcext:value-type="date">
            <text:p>1977-08-20 15:32:46.839</text:p>
          </table:table-cell>
          <table:table-cell office:value-type="float" office:value="3779.4" calcext:value-type="float">
            <text:p>3779.4</text:p>
          </table:table-cell>
          <table:table-cell table:style-name="ce1" table:formula="of:=[.J24]/86400" office:value-type="time" office:time-value="PT01H02M59.4S" calcext:value-type="time">
            <text:p>01:02:59.4</text:p>
          </table:table-cell>
          <table:table-cell table:number-columns-repeated="2"/>
          <table:table-cell office:value-type="float" office:value="3788.3" calcext:value-type="float">
            <text:p>3788.3</text:p>
          </table:table-cell>
          <table:table-cell table:style-name="ce1" table:formula="of:=[.N24]/86400" office:value-type="time" office:time-value="PT01H03M08.3S" calcext:value-type="time">
            <text:p>01:03:08.3</text:p>
          </table:table-cell>
          <table:table-cell table:style-name="ce2" table:formula="of:=[.$L$2]+[.O24]" office:value-type="date" office:date-value="1977-09-05T13:59:09.26" calcext:value-type="date">
            <text:p>1977-09-05 13:59:09.258</text:p>
          </table:table-cell>
          <table:table-cell/>
        </table:table-row>
        <table:table-row table:style-name="ro1">
          <table:table-cell office:value-type="string" calcext:value-type="string">
            <text:p>End Spacecraft Turndown</text:p>
          </table:table-cell>
          <table:table-cell office:value-type="float" office:value="3775.9" calcext:value-type="float">
            <text:p>3775.9</text:p>
          </table:table-cell>
          <table:table-cell table:formula="of:=[.B25]/86400" office:value-type="time" office:time-value="PT01H02M55.9S" calcext:value-type="time">
            <text:p>01:02:55.9</text:p>
          </table:table-cell>
          <table:table-cell table:formula="of:=[.D$2]+[.B25]/86400" office:value-type="date" office:date-value="1977-08-20T15:32:40.16" calcext:value-type="date">
            <text:p>1977-08-20 15:32:40.156</text:p>
          </table:table-cell>
          <table:table-cell table:formula="of:=[.D25]+[.$C$2]" office:value-type="date" office:date-value="1977-08-20T15:33:28.34" calcext:value-type="date">
            <text:p>1977-08-20 15:33:28.339</text:p>
          </table:table-cell>
          <table:table-cell office:value-type="float" office:value="3837.4" calcext:value-type="float">
            <text:p>3837.4</text:p>
          </table:table-cell>
          <table:table-cell table:style-name="ce4" table:formula="of:=[.F25]/86400" office:value-type="time" office:time-value="PT01H03M57.4S" calcext:value-type="time">
            <text:p>01:03:57.400</text:p>
          </table:table-cell>
          <table:table-cell table:formula="of:=[.D$2]+[.G25]" office:value-type="date" office:date-value="1977-08-20T15:33:41.66" calcext:value-type="date">
            <text:p>1977-08-20 15:33:41.656</text:p>
          </table:table-cell>
          <table:table-cell table:formula="of:=[.H25]+[.$C$2]" office:value-type="date" office:date-value="1977-08-20T15:34:29.84" calcext:value-type="date">
            <text:p>1977-08-20 15:34:29.839</text:p>
          </table:table-cell>
          <table:table-cell office:value-type="float" office:value="3827.4" calcext:value-type="float">
            <text:p>3827.4</text:p>
          </table:table-cell>
          <table:table-cell table:style-name="ce1" table:formula="of:=[.J25]/86400" office:value-type="time" office:time-value="PT01H03M47.4S" calcext:value-type="time">
            <text:p>01:03:47.4</text:p>
          </table:table-cell>
          <table:table-cell table:number-columns-repeated="2"/>
          <table:table-cell office:value-type="float" office:value="3896.3" calcext:value-type="float">
            <text:p>3896.3</text:p>
          </table:table-cell>
          <table:table-cell table:style-name="ce1" table:formula="of:=[.N25]/86400" office:value-type="time" office:time-value="PT01H04M56.3S" calcext:value-type="time">
            <text:p>01:04:56.3</text:p>
          </table:table-cell>
          <table:table-cell table:style-name="ce2" table:formula="of:=[.$L$2]+[.O25]" office:value-type="date" office:date-value="1977-09-05T14:00:57.26" calcext:value-type="date">
            <text:p>1977-09-05 14:00:57.258</text:p>
          </table:table-cell>
          <table:table-cell/>
        </table:table-row>
        <table:table-row table:style-name="ro1">
          <table:table-cell office:value-type="string" calcext:value-type="string">
            <text:p>PM/MM Separation</text:p>
          </table:table-cell>
          <table:table-cell office:value-type="float" office:value="4398.3" calcext:value-type="float">
            <text:p>4398.3</text:p>
          </table:table-cell>
          <table:table-cell table:formula="of:=[.B26]/86400" office:value-type="time" office:time-value="PT01H13M18.3S" calcext:value-type="time">
            <text:p>01:13:18.3</text:p>
          </table:table-cell>
          <table:table-cell table:formula="of:=[.D$2]+[.B26]/86400" office:value-type="date" office:date-value="1977-08-20T15:43:02.56" calcext:value-type="date">
            <text:p>1977-08-20 15:43:02.556</text:p>
          </table:table-cell>
          <table:table-cell table:formula="of:=[.D26]+[.$C$2]" office:value-type="date" office:date-value="1977-08-20T15:43:50.74" calcext:value-type="date">
            <text:p>1977-08-20 15:43:50.739</text:p>
          </table:table-cell>
          <table:table-cell office:value-type="float" office:value="4396.7" calcext:value-type="float">
            <text:p>4396.7</text:p>
          </table:table-cell>
          <table:table-cell table:style-name="ce4" table:formula="of:=[.F26]/86400" office:value-type="time" office:time-value="PT01H13M16.7S" calcext:value-type="time">
            <text:p>01:13:16.700</text:p>
          </table:table-cell>
          <table:table-cell table:formula="of:=[.D$2]+[.G26]" office:value-type="date" office:date-value="1977-08-20T15:43:00.96" calcext:value-type="date">
            <text:p>1977-08-20 15:43:00.956</text:p>
          </table:table-cell>
          <table:table-cell table:formula="of:=[.H26]+[.$C$2]" office:value-type="date" office:date-value="1977-08-20T15:43:49.14" calcext:value-type="date">
            <text:p>1977-08-20 15:43:49.139</text:p>
          </table:table-cell>
          <table:table-cell office:value-type="float" office:value="4441.4" calcext:value-type="float">
            <text:p>4441.4</text:p>
          </table:table-cell>
          <table:table-cell table:style-name="ce1" table:formula="of:=[.J26]/86400" office:value-type="time" office:time-value="PT01H14M01.4S" calcext:value-type="time">
            <text:p>01:14:01.4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table:style-name="ce1" table:formula="of:=[.N26]/86400" office:value-type="time" office:time-value="PT01H14M05S" calcext:value-type="time">
            <text:p>01:14:05.0</text:p>
          </table:table-cell>
          <table:table-cell table:style-name="ce2" table:formula="of:=[.$L$2]+[.O26]" office:value-type="date" office:date-value="1977-09-05T14:10:05.96" calcext:value-type="date">
            <text:p>1977-09-05 14:10:05.958</text:p>
          </table:table-cell>
          <table:table-cell/>
        </table:table-row>
        <table:table-row table:style-name="ro1">
          <table:table-cell office:value-type="string" calcext:value-type="string">
            <text:p>Stage 0 burn time</text:p>
          </table:table-cell>
          <table:table-cell/>
          <table:table-cell table:formula="of:=[.C7]-[.C4]" office:value-type="time" office:time-value="PT00H02M01.5S" calcext:value-type="time">
            <text:p>00:02:01.5</text:p>
          </table:table-cell>
          <table:table-cell table:number-columns-repeated="3"/>
          <table:table-cell table:style-name="ce1" table:formula="of:=[.G7]-[.G4]" office:value-type="time" office:time-value="PT00H02M01.7S" calcext:value-type="time">
            <text:p>00:02:01.7</text:p>
          </table:table-cell>
          <table:table-cell table:number-columns-repeated="3"/>
          <table:table-cell table:style-name="ce1" table:formula="of:=[.K7]-[.K4]" office:value-type="time" office:time-value="PT00H02M01.8S" calcext:value-type="time">
            <text:p>00:02:01.8</text:p>
          </table:table-cell>
          <table:table-cell table:number-columns-repeated="3"/>
          <table:table-cell table:style-name="ce1" table:formula="of:=[.O7]-[.O4]" office:value-type="time" office:time-value="PT00H02M03.2S" calcext:value-type="time">
            <text:p>00:02:0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1 burn time</text:p>
          </table:table-cell>
          <table:table-cell/>
          <table:table-cell table:formula="of:=[.C8]-[.C6]" office:value-type="time" office:time-value="PT00H02M23.9S" calcext:value-type="time">
            <text:p>00:02:23.9</text:p>
          </table:table-cell>
          <table:table-cell table:number-columns-repeated="3"/>
          <table:table-cell table:style-name="ce1" table:formula="of:=[.G8]-[.G6]" office:value-type="time" office:time-value="PT00H02M23.8S" calcext:value-type="time">
            <text:p>00:02:23.8</text:p>
          </table:table-cell>
          <table:table-cell table:number-columns-repeated="3"/>
          <table:table-cell table:style-name="ce1" table:formula="of:=[.K8]-[.K6]" office:value-type="time" office:time-value="PT00H02M29S" calcext:value-type="time">
            <text:p>00:02:29.0</text:p>
          </table:table-cell>
          <table:table-cell table:number-columns-repeated="3"/>
          <table:table-cell table:style-name="ce1" table:formula="of:=[.O8]-[.O6]" office:value-type="time" office:time-value="PT00H02M30.1S" calcext:value-type="time">
            <text:p>00:02:3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2 burn time</text:p>
          </table:table-cell>
          <table:table-cell/>
          <table:table-cell table:formula="of:=[.C11]-[.C9]" office:value-type="time" office:time-value="PT00H03M28.8S" calcext:value-type="time">
            <text:p>00:03:28.8</text:p>
          </table:table-cell>
          <table:table-cell table:number-columns-repeated="3"/>
          <table:table-cell table:style-name="ce1" table:formula="of:=[.G11]-[.G9]" office:value-type="time" office:time-value="PT00H03M26.8S" calcext:value-type="time">
            <text:p>00:03:26.8</text:p>
          </table:table-cell>
          <table:table-cell table:number-columns-repeated="3"/>
          <table:table-cell table:style-name="ce1" table:formula="of:=[.K11]-[.K9]" office:value-type="time" office:time-value="PT00H03M29.6S" calcext:value-type="time">
            <text:p>00:03:29.6</text:p>
          </table:table-cell>
          <table:table-cell table:number-columns-repeated="3"/>
          <table:table-cell table:style-name="ce1" table:formula="of:=[.O11]-[.O9]" office:value-type="time" office:time-value="PT00H03M27.7S" calcext:value-type="time">
            <text:p>00:03:2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aur 1 burn time</text:p>
          </table:table-cell>
          <table:table-cell/>
          <table:table-cell table:formula="of:=[.C14]-[.C13]" office:value-type="time" office:time-value="PT00H01M42.8S" calcext:value-type="time">
            <text:p>00:01:42.8</text:p>
          </table:table-cell>
          <table:table-cell table:number-columns-repeated="3"/>
          <table:table-cell table:style-name="ce1" table:formula="of:=[.G14]-[.G13]" office:value-type="time" office:time-value="PT00H01M41.9S" calcext:value-type="time">
            <text:p>00:01:41.9</text:p>
          </table:table-cell>
          <table:table-cell table:number-columns-repeated="3"/>
          <table:table-cell table:style-name="ce1" table:formula="of:=[.K14]-[.K13]" office:value-type="time" office:time-value="PT00H01M31.7S" calcext:value-type="time">
            <text:p>00:01:31.7</text:p>
          </table:table-cell>
          <table:table-cell table:number-columns-repeated="3"/>
          <table:table-cell table:style-name="ce1" table:formula="of:=[.O14]-[.O13]" office:value-type="time" office:time-value="PT00H01M49.4S" calcext:value-type="time">
            <text:p>00:01:4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aur 2 burn time</text:p>
          </table:table-cell>
          <table:table-cell/>
          <table:table-cell table:formula="of:=[.C16]-[.C15]" office:value-type="time" office:time-value="PT00H05M44.6S" calcext:value-type="time">
            <text:p>00:05:44.6</text:p>
          </table:table-cell>
          <table:table-cell table:number-columns-repeated="3"/>
          <table:table-cell table:style-name="ce1" table:formula="of:=[.G16]-[.G15]" office:value-type="time" office:time-value="PT00H05M39.5S" calcext:value-type="time">
            <text:p>00:05:39.5</text:p>
          </table:table-cell>
          <table:table-cell table:number-columns-repeated="3"/>
          <table:table-cell table:style-name="ce1" table:formula="of:=[.K16]-[.K15]" office:value-type="time" office:time-value="PT00H05M53.1S" calcext:value-type="time">
            <text:p>00:05:53.1</text:p>
          </table:table-cell>
          <table:table-cell table:number-columns-repeated="3"/>
          <table:table-cell table:style-name="ce1" table:formula="of:=[.O16]-[.O15]" office:value-type="time" office:time-value="PT00H05M35.5S" calcext:value-type="time">
            <text:p>00:05:3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aur total burn time</text:p>
          </table:table-cell>
          <table:table-cell/>
          <table:table-cell table:formula="of:=[.C31]+[.C30]" office:value-type="time" office:time-value="PT00H07M27.4S" calcext:value-type="time">
            <text:p>00:07:27.4</text:p>
          </table:table-cell>
          <table:table-cell table:number-columns-repeated="3"/>
          <table:table-cell table:style-name="ce1" table:formula="of:=[.G31]+[.G30]" office:value-type="time" office:time-value="PT00H07M21.4S" calcext:value-type="time">
            <text:p>00:07:21.4</text:p>
          </table:table-cell>
          <table:table-cell table:number-columns-repeated="3"/>
          <table:table-cell table:style-name="ce1" table:formula="of:=[.K31]+[.K30]" office:value-type="time" office:time-value="PT00H07M24.8S" calcext:value-type="time">
            <text:p>00:07:24.8</text:p>
          </table:table-cell>
          <table:table-cell table:number-columns-repeated="3"/>
          <table:table-cell table:style-name="ce1" table:formula="of:=[.O31]+[.O30]" office:value-type="time" office:time-value="PT00H07M24.9S" calcext:value-type="time">
            <text:p>00:07:24.9</text:p>
          </table:table-cell>
          <table:table-cell table:number-columns-repeated="2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arking orbit" table:style-name="ta1"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Expected SI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Tracking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583.6" calcext:value-type="float">
            <text:p>583.6</text:p>
          </table:table-cell>
          <table:table-cell table:formula="of:=[.B2]" office:value-type="float" office:value="583.6" calcext:value-type="float">
            <text:p>583.6</text:p>
          </table:table-cell>
          <table:table-cell office:value-type="float" office:value="586.04" calcext:value-type="float">
            <text:p>586.04</text:p>
          </table:table-cell>
          <table:table-cell office:value-type="float" office:value="584.3" calcext:value-type="float">
            <text:p>584.3</text:p>
          </table:table-cell>
        </table:table-row>
        <table:table-row table:style-name="ro1">
          <table:table-cell office:value-type="string" calcext:value-type="string">
            <text:p>Semi-major axis</text:p>
          </table:table-cell>
          <table:table-cell office:value-type="float" office:value="3534.04" calcext:value-type="float">
            <text:p>3534.04</text:p>
          </table:table-cell>
          <table:table-cell table:formula="of:=[.B3]*[$conversion.$B$1]" office:value-type="float" office:value="6545042.08" calcext:value-type="float">
            <text:p>6545042.08</text:p>
          </table:table-cell>
          <table:table-cell office:value-type="float" office:value="3433.91" calcext:value-type="float">
            <text:p>3433.91</text:p>
          </table:table-cell>
          <table:table-cell office:value-type="float" office:value="3533.68" calcext:value-type="float">
            <text:p>3533.68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float" office:value="0.0003" calcext:value-type="float">
            <text:p>0.0003</text:p>
          </table:table-cell>
          <table:table-cell table:formula="of:=[.B4]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86" calcext:value-type="float">
            <text:p>0.000086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office:value-type="float" office:value="37.4198" calcext:value-type="float">
            <text:p>37.4198</text:p>
          </table:table-cell>
          <table:table-cell table:formula="of:=[.B5]" office:value-type="float" office:value="37.4198" calcext:value-type="float">
            <text:p>37.4198</text:p>
          </table:table-cell>
          <table:table-cell office:value-type="float" office:value="37.3625" calcext:value-type="float">
            <text:p>37.3625</text:p>
          </table:table-cell>
          <table:table-cell office:value-type="float" office:value="37.3509" calcext:value-type="float">
            <text:p>37.3509</text:p>
          </table:table-cell>
        </table:table-row>
        <table:table-row table:style-name="ro1">
          <table:table-cell office:value-type="string" calcext:value-type="string">
            <text:p>Perigee alt nmi,m</text:p>
          </table:table-cell>
          <table:table-cell office:value-type="float" office:value="89.9971" calcext:value-type="float">
            <text:p>89.9971</text:p>
          </table:table-cell>
          <table:table-cell table:formula="of:=[.B6]*[$conversion.$B$1]" office:value-type="float" office:value="166674.6292" calcext:value-type="float">
            <text:p>166674.6292</text:p>
          </table:table-cell>
          <table:table-cell office:value-type="float" office:value="89.94" calcext:value-type="float">
            <text:p>89.94</text:p>
          </table:table-cell>
          <table:table-cell office:value-type="float" office:value="89.45" calcext:value-type="float">
            <text:p>89.45</text:p>
          </table:table-cell>
        </table:table-row>
        <table:table-row table:style-name="ro1">
          <table:table-cell office:value-type="string" calcext:value-type="string">
            <text:p>Apogee alt nmi,m</text:p>
          </table:table-cell>
          <table:table-cell office:value-type="float" office:value="90.2121" calcext:value-type="float">
            <text:p>90.2121</text:p>
          </table:table-cell>
          <table:table-cell table:formula="of:=[.B7]*[$conversion.$B$1]" office:value-type="float" office:value="167072.8092" calcext:value-type="float">
            <text:p>167072.8092</text:p>
          </table:table-cell>
          <table:table-cell office:value-type="float" office:value="90.01" calcext:value-type="float">
            <text:p>90.01</text:p>
          </table:table-cell>
          <table:table-cell office:value-type="float" office:value="90.05" calcext:value-type="float">
            <text:p>90.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-60.9013" calcext:value-type="float">
            <text:p>-60.9013</text:p>
          </table:table-cell>
          <table:table-cell table:formula="of:=[.B8]" office:value-type="float" office:value="-60.9013" calcext:value-type="float">
            <text:p>-60.9013</text:p>
          </table:table-cell>
          <table:table-cell office:value-type="float" office:value="-60.9036" calcext:value-type="float">
            <text:p>-60.9036</text:p>
          </table:table-cell>
          <table:table-cell office:value-type="float" office:value="-60.9075" calcext:value-type="float">
            <text:p>-60.9075</text:p>
          </table:table-cell>
        </table:table-row>
      </table:table>
      <table:table table:name="conversio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/nmi</text:p>
          </table:table-cell>
          <table:table-cell office:value-type="float" office:value="1852" calcext:value-type="float">
            <text:p>1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2" number:truncate-on-overflow="false">
      <number:hours number:style="long"/>
      <number:text>:</number:text>
      <number:minutes number:style="long"/>
      <number:text>:</number:text>
      <number:seconds number:style="long" number:decimal-places="1"/>
    </number:time-style>
    <number:time-style style:name="N12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4:39:09.527841674</meta:creation-date>
    <dc:date>2023-03-04T09:46:36.744899121</dc:date>
    <meta:editing-duration>P1DT18H1M34S</meta:editing-duration>
    <meta:editing-cycles>1</meta:editing-cycles>
    <meta:document-statistic meta:table-count="3" meta:cell-count="421" meta:object-count="0"/>
    <meta:generator>LibreOffice/7.3.7.2$Linux_X86_64 LibreOffice_project/30$Build-2</meta:generator>
  </office:meta>
</office:document-meta>
</file>